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CCommentPageResources.DSCCommentPage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PageResource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PageResources.DSCCommentPageResources( Collection 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